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1.53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2.019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5cm" fo:min-width="4.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7cm" fo:min-width="1.4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1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4.01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36cm"/>
    </style:style>
    <style:style style:name="gr14" style:family="graphic" style:parent-style-name="standard">
      <style:graphic-properties draw:stroke="none" svg:stroke-color="#000000" draw:fill="none" draw:fill-color="#ffffff" fo:min-height="1.07cm"/>
    </style:style>
    <style:style style:name="gr15" style:family="graphic" style:parent-style-name="standard">
      <style:graphic-properties draw:stroke="none" svg:stroke-color="#000000" draw:fill="none" draw:fill-color="#ffffff" fo:min-height="0.9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4cm" fo:min-width="3.603cm"/>
    </style:style>
    <style:style style:name="gr17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2.7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2.7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cm" fo:min-width="3.744cm"/>
    </style:style>
    <style:style style:name="gr23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6.984cm" svg:height="5.798cm" svg:x="5.764cm" svg:y="10.552cm">
            <text:p text:style-name="P1">Timer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763cm" svg:y1="15.384cm" svg:x2="5.996cm" svg:y2="15.577cm">
            <text:p/>
          </draw:line>
          <draw:line draw:style-name="gr2" draw:text-style-name="P1" draw:layer="layout" svg:x1="5.763cm" svg:y1="15.771cm" svg:x2="5.996cm" svg:y2="15.578cm">
            <text:p/>
          </draw:line>
          <draw:line draw:style-name="gr2" draw:text-style-name="P1" draw:layer="layout" svg:x1="4.365cm" svg:y1="15.578cm" svg:x2="5.763cm" svg:y2="15.578cm">
            <text:p/>
          </draw:line>
          <draw:line draw:style-name="gr3" draw:text-style-name="P1" draw:layer="layout" svg:x1="5.529cm" svg:y1="15.965cm" svg:x2="5.529cm" svg:y2="14.998cm">
            <text:p/>
          </draw:line>
          <draw:frame draw:style-name="gr4" draw:text-style-name="P2" draw:layer="layout" svg:width="2.039cm" svg:height="1.159cm" svg:x="3.306cm" svg:y="14.419cm">
            <draw:text-box>
              <text:p><text:span text:style-name="T1">Clk</text:span></text:p>
            </draw:text-box>
          </draw:frame>
          <draw:custom-shape draw:style-name="gr5" draw:text-style-name="P1" draw:layer="layout" svg:width="0.466cm" svg:height="0.387cm" svg:x="6.229cm" svg:y="1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2cm" svg:y1="16.737cm" svg:x2="6.462cm" svg:y2="17.124cm">
            <text:p/>
          </draw:line>
          <draw:frame draw:style-name="gr6" draw:text-style-name="P2" draw:layer="layout" svg:width="2.519cm" svg:height="1.16cm" svg:x="6.27cm" svg:y="16.35cm">
            <draw:text-box>
              <text:p><text:span text:style-name="T1">nRst</text:span></text:p>
            </draw:text-box>
          </draw:frame>
        </draw:g>
        <draw:g>
          <draw:line draw:style-name="gr7" draw:text-style-name="P1" draw:layer="layout" svg:x1="27.32cm" svg:y1="7.477cm" svg:x2="27.348cm" svg:y2="12.115cm">
            <text:p/>
          </draw:line>
          <draw:line draw:style-name="gr2" draw:text-style-name="P1" draw:layer="layout" svg:x1="26.4cm" svg:y1="8.875cm" svg:x2="28.251cm" svg:y2="7.936cm">
            <text:p/>
          </draw:line>
          <draw:frame draw:style-name="gr8" draw:text-style-name="P3" draw:layer="layout" svg:width="4.97cm" svg:height="2.355cm" draw:transform="rotate (0.00610865238198015) translate (27.663cm 8.416cm)">
            <draw:text-box>
              <text:p><text:span text:style-name="T2">15:0</text:span></text:p>
            </draw:text-box>
          </draw:frame>
          <draw:line draw:style-name="gr2" draw:text-style-name="P1" draw:layer="layout" svg:x1="26.4cm" svg:y1="8.875cm" svg:x2="28.251cm" svg:y2="7.936cm">
            <text:p/>
          </draw:line>
        </draw:g>
        <draw:g xml:id="id2" draw:id="id2">
          <draw:custom-shape draw:style-name="gr1" draw:text-style-name="P1" draw:layer="layout" svg:width="6.619cm" svg:height="5.679cm" svg:x="22.25cm" svg:y="12.09cm">
            <text:p text:style-name="P1">Shift Register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251cm" svg:y1="16.824cm" svg:x2="22.471cm" svg:y2="17.013cm">
            <text:p/>
          </draw:line>
          <draw:line draw:style-name="gr2" draw:text-style-name="P1" draw:layer="layout" svg:x1="22.251cm" svg:y1="17.202cm" svg:x2="22.471cm" svg:y2="17.013cm">
            <text:p/>
          </draw:line>
          <draw:line draw:style-name="gr2" draw:text-style-name="P1" draw:layer="layout" svg:x1="20.927cm" svg:y1="17.013cm" svg:x2="22.251cm" svg:y2="17.013cm">
            <text:p/>
          </draw:line>
          <draw:line draw:style-name="gr3" draw:text-style-name="P1" draw:layer="layout" svg:x1="22.031cm" svg:y1="17.392cm" svg:x2="22.031cm" svg:y2="16.445cm">
            <text:p/>
          </draw:line>
          <draw:frame draw:style-name="gr9" draw:text-style-name="P2" draw:layer="layout" svg:width="1.932cm" svg:height="1.137cm" svg:x="19.923cm" svg:y="15.878cm">
            <draw:text-box>
              <text:p><text:span text:style-name="T1">Clk</text:span></text:p>
            </draw:text-box>
          </draw:frame>
          <draw:custom-shape draw:style-name="gr5" draw:text-style-name="P1" draw:layer="layout" svg:width="0.441cm" svg:height="0.38cm" svg:x="22.692cm" svg:y="17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2.913cm" svg:y1="18.149cm" svg:x2="22.913cm" svg:y2="18.528cm">
            <text:p/>
          </draw:line>
          <draw:frame draw:style-name="gr10" draw:text-style-name="P2" draw:layer="layout" svg:width="2.387cm" svg:height="1.138cm" svg:x="22.732cm" svg:y="17.769cm">
            <draw:text-box>
              <text:p><text:span text:style-name="T1">nRst</text:span></text:p>
            </draw:text-box>
          </draw:frame>
        </draw:g>
        <draw:frame draw:style-name="gr11" draw:layer="layout" svg:width="5.017cm" svg:height="1.255cm" svg:x="18.335cm" svg:y="12.557cm">
          <draw:text-box>
            <text:p>Shift enable</text:p>
          </draw:text-box>
        </draw:frame>
        <draw:line draw:style-name="gr12" draw:text-style-name="P1" draw:layer="layout" svg:x1="22.012cm" svg:y1="15.809cm" svg:x2="22.012cm" svg:y2="16.472cm">
          <text:p/>
        </draw:line>
        <draw:g>
          <draw:line draw:style-name="gr7" draw:text-style-name="P1" draw:layer="layout" svg:x1="28.869cm" svg:y1="12.855cm" svg:x2="32.679cm" svg:y2="12.855cm">
            <text:p/>
          </draw:line>
          <draw:frame draw:style-name="gr13" draw:text-style-name="P2" draw:layer="layout" svg:width="3.333cm" svg:height="1.486cm" svg:x="28.869cm" svg:y="11.789cm">
            <draw:text-box>
              <text:p><text:span text:style-name="T1">SDCS</text:span></text:p>
            </draw:text-box>
          </draw:frame>
        </draw:g>
        <draw:g>
          <draw:line draw:style-name="gr7" draw:text-style-name="P1" draw:layer="layout" svg:x1="15.882cm" svg:y1="13.573cm" svg:x2="15.847cm" svg:y2="17.383cm">
            <text:p/>
          </draw:line>
          <draw:frame draw:style-name="gr14" draw:text-style-name="P2" draw:layer="layout" svg:width="3.334cm" svg:height="1.32cm" draw:transform="rotate (-1.58004657183047) translate (16.829cm 13.582cm)">
            <draw:text-box>
              <text:p><text:span text:style-name="T1">SDCLK</text:span></text:p>
            </draw:text-box>
          </draw:frame>
        </draw:g>
        <draw:g>
          <draw:line draw:style-name="gr7" draw:text-style-name="P1" draw:layer="layout" svg:x1="28.869cm" svg:y1="15.055cm" svg:x2="32.679cm" svg:y2="15.055cm">
            <text:p/>
          </draw:line>
          <draw:frame draw:style-name="gr14" draw:text-style-name="P2" draw:layer="layout" svg:width="3.333cm" svg:height="1.32cm" svg:x="28.869cm" svg:y="14.108cm">
            <draw:text-box>
              <text:p><text:span text:style-name="T1">SDDO</text:span></text:p>
            </draw:text-box>
          </draw:frame>
        </draw:g>
        <draw:line draw:style-name="gr12" draw:text-style-name="P1" draw:layer="layout" svg:x1="32.809cm" svg:y1="16.422cm" svg:x2="28.833cm" svg:y2="16.422cm">
          <text:p/>
        </draw:line>
        <draw:frame draw:style-name="gr15" draw:text-style-name="P2" draw:layer="layout" svg:width="3.314cm" svg:height="1.154cm" svg:x="29.164cm" svg:y="15.469cm">
          <draw:text-box>
            <text:p><text:span text:style-name="T1">SDDI</text:span></text:p>
          </draw:text-box>
        </draw:frame>
        <draw:frame draw:style-name="gr16" draw:layer="layout" svg:width="4.559cm" svg:height="1.254cm" svg:x="27.543cm" svg:y="9.956cm">
          <draw:text-box>
            <text:p>r_data</text:p>
          </draw:text-box>
        </draw:frame>
        <draw:custom-shape draw:style-name="gr17" draw:text-style-name="P1" draw:layer="layout" svg:width="36.1cm" svg:height="25.94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" draw:layer="layout" svg:x1="12.684cm" svg:y1="13.573cm" svg:x2="22.336cm" svg:y2="13.573cm">
          <text:p/>
        </draw:line>
        <draw:line draw:style-name="gr12" draw:text-style-name="P1" draw:layer="layout" svg:x1="11.668cm" svg:y1="16.367cm" svg:x2="11.668cm" svg:y2="20.558cm">
          <text:p/>
        </draw:line>
        <draw:frame draw:style-name="gr18" draw:layer="layout" svg:width="4.028cm" svg:height="0.962cm" svg:x="7.132cm" svg:y="18.199cm">
          <draw:text-box>
            <text:p>Tran_enable</text:p>
          </draw:text-box>
        </draw:frame>
        <draw:custom-shape draw:style-name="gr1" draw:text-style-name="P1" draw:layer="layout" svg:width="4.064cm" svg:height="4.064cm" svg:x="8.62cm" svg:y="4.175cm">
          <text:p text:style-name="P1">Addr selector</text:p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7" draw:text-style-name="P1" draw:layer="layout" svg:x1="4.81cm" svg:y1="5.885cm" svg:x2="8.62cm" svg:y2="5.885cm">
            <text:p/>
          </draw:line>
          <draw:frame draw:style-name="gr14" draw:text-style-name="P2" draw:layer="layout" svg:width="3.334cm" svg:height="1.32cm" svg:x="4.81cm" svg:y="4.937cm">
            <draw:text-box>
              <text:p><text:span text:style-name="T1">Rec_Enable</text:span></text:p>
            </draw:text-box>
          </draw:frame>
        </draw:g>
        <draw:g>
          <draw:line draw:style-name="gr7" draw:text-style-name="P1" draw:layer="layout" svg:x1="4.81cm" svg:y1="7.105cm" svg:x2="8.62cm" svg:y2="7.105cm">
            <text:p/>
          </draw:line>
          <draw:frame draw:style-name="gr14" draw:text-style-name="P2" draw:layer="layout" svg:width="3.334cm" svg:height="1.32cm" svg:x="4.81cm" svg:y="6.157cm">
            <draw:text-box>
              <text:p><text:span text:style-name="T1">w_enable</text:span></text:p>
            </draw:text-box>
          </draw:frame>
        </draw:g>
        <draw:line draw:style-name="gr12" draw:text-style-name="P1" draw:layer="layout" svg:x1="8.874cm" svg:y1="10.525cm" svg:x2="8.874cm" svg:y2="8.239cm">
          <text:p/>
        </draw:line>
        <draw:g>
          <draw:line draw:style-name="gr7" draw:text-style-name="P1" draw:layer="layout" svg:x1="12.684cm" svg:y1="6.774cm" svg:x2="16.494cm" svg:y2="6.774cm">
            <text:p/>
          </draw:line>
          <draw:frame draw:style-name="gr14" draw:text-style-name="P2" draw:layer="layout" svg:width="3.334cm" svg:height="1.32cm" svg:x="12.684cm" svg:y="5.826cm">
            <draw:text-box>
              <text:p><text:span text:style-name="T1">done</text:span></text:p>
            </draw:text-box>
          </draw:frame>
        </draw:g>
        <draw:g>
          <draw:line draw:style-name="gr7" draw:text-style-name="P1" draw:layer="layout" svg:x1="24.756cm" svg:y1="17.764cm" svg:x2="24.784cm" svg:y2="22.402cm">
            <text:p/>
          </draw:line>
          <draw:line draw:style-name="gr2" draw:text-style-name="P1" draw:layer="layout" svg:x1="23.836cm" svg:y1="19.162cm" svg:x2="25.687cm" svg:y2="18.223cm">
            <text:p/>
          </draw:line>
          <draw:frame draw:style-name="gr8" draw:text-style-name="P3" draw:layer="layout" svg:width="4.97cm" svg:height="2.355cm" draw:transform="rotate (0.00610865238198015) translate (25.099cm 18.703cm)">
            <draw:text-box>
              <text:p><text:span text:style-name="T2">15:0</text:span></text:p>
            </draw:text-box>
          </draw:frame>
          <draw:line draw:style-name="gr2" draw:text-style-name="P1" draw:layer="layout" svg:x1="23.836cm" svg:y1="19.162cm" svg:x2="25.687cm" svg:y2="18.223cm">
            <text:p/>
          </draw:line>
        </draw:g>
        <draw:frame draw:style-name="gr16" draw:layer="layout" svg:width="4.559cm" svg:height="1.254cm" svg:x="24.979cm" svg:y="20.243cm">
          <draw:text-box>
            <text:p>Send Data</text:p>
          </draw:text-box>
        </draw:frame>
        <draw:g>
          <draw:line draw:style-name="gr7" draw:text-style-name="P1" draw:layer="layout" svg:x1="4.81cm" svg:y1="4.819cm" svg:x2="8.62cm" svg:y2="4.819cm">
            <text:p/>
          </draw:line>
          <draw:frame draw:style-name="gr14" draw:text-style-name="P2" draw:layer="layout" svg:width="3.334cm" svg:height="1.32cm" svg:x="4.81cm" svg:y="3.871cm">
            <draw:text-box>
              <text:p><text:span text:style-name="T1">addr_en</text:span></text:p>
            </draw:text-box>
          </draw:frame>
        </draw:g>
        <draw:line draw:style-name="gr19" draw:text-style-name="P1" draw:layer="layout" svg:x1="12.684cm" svg:y1="5.572cm" svg:x2="22.844cm" svg:y2="5.572cm">
          <text:p/>
        </draw:line>
        <draw:g>
          <draw:line draw:style-name="gr7" draw:text-style-name="P1" draw:layer="layout" svg:x1="20.558cm" svg:y1="5.538cm" svg:x2="25.196cm" svg:y2="5.574cm">
            <text:p/>
          </draw:line>
          <draw:line draw:style-name="gr2" draw:text-style-name="P1" draw:layer="layout" svg:x1="21.943cm" svg:y1="6.477cm" svg:x2="21.03cm" svg:y2="4.613cm">
            <text:p/>
          </draw:line>
          <draw:frame draw:style-name="gr8" draw:text-style-name="P3" draw:layer="layout" svg:width="4.97cm" svg:height="2.355cm" draw:transform="rotate (1.56311687808612) translate (21.501cm 5.208cm)">
            <draw:text-box>
              <text:p><text:span text:style-name="T2">4:0</text:span></text:p>
            </draw:text-box>
          </draw:frame>
          <draw:line draw:style-name="gr2" draw:text-style-name="P1" draw:layer="layout" svg:x1="21.943cm" svg:y1="6.477cm" svg:x2="21.03cm" svg:y2="4.613cm">
            <text:p/>
          </draw:line>
        </draw:g>
        <draw:frame draw:style-name="gr18" draw:layer="layout" svg:width="1.7cm" svg:height="0.962cm" svg:x="18.35cm" svg:y="5.445cm">
          <draw:text-box>
            <text:p>cmd</text:p>
          </draw:text-box>
        </draw:frame>
        <draw:line draw:style-name="gr12" draw:text-style-name="P1" draw:layer="layout" svg:x1="12.684cm" svg:y1="7.985cm" svg:x2="16.494cm" svg:y2="7.985cm">
          <text:p/>
        </draw:line>
        <draw:frame draw:style-name="gr18" draw:layer="layout" svg:width="1.277cm" svg:height="0.962cm" svg:x="13.065cm" svg:y="7.096cm">
          <draw:text-box>
            <text:p>err</text:p>
          </draw:text-box>
        </draw:frame>
        <draw:line draw:style-name="gr12" draw:text-style-name="P1" draw:layer="layout" svg:x1="11.795cm" svg:y1="8.239cm" svg:x2="11.795cm" svg:y2="10.525cm">
          <text:p/>
        </draw:line>
        <draw:frame draw:style-name="gr18" draw:text-style-name="P2" draw:layer="layout" svg:width="1.78cm" svg:height="0.725cm" svg:x="12.176cm" svg:y="9.382cm">
          <draw:text-box>
            <text:p><text:span text:style-name="T1">cnt_en</text:span></text:p>
          </draw:text-box>
        </draw:frame>
        <draw:frame draw:style-name="gr18" draw:text-style-name="P2" draw:layer="layout" svg:width="3.296cm" svg:height="0.725cm" svg:x="5.197cm" svg:y="9.165cm">
          <draw:text-box>
            <text:p><text:span text:style-name="T1">done_counting</text:span></text:p>
          </draw:text-box>
        </draw:frame>
        <draw:line draw:style-name="gr12" draw:text-style-name="P1" draw:layer="layout" svg:x1="10.017cm" svg:y1="8.239cm" svg:x2="10.017cm" svg:y2="10.652cm">
          <text:p/>
        </draw:line>
        <draw:frame draw:style-name="gr18" draw:text-style-name="P2" draw:layer="layout" svg:width="1.421cm" svg:height="0.725cm" svg:x="10.017cm" svg:y="9.382cm">
          <draw:text-box>
            <text:p><text:span text:style-name="T1">clear</text:span></text:p>
          </draw:text-box>
        </draw:frame>
        <draw:g>
          <draw:custom-shape draw:style-name="gr1" draw:text-style-name="P4" draw:layer="layout" svg:width="11.303cm" svg:height="2.516cm" svg:x="24.749cm" svg:y="4.96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0" draw:text-style-name="P2" draw:layer="layout" svg:width="3.288cm" svg:height="1.437cm" svg:x="26.908cm" svg:y="5.151cm">
            <draw:text-box draw:corner-radius="1.651cm">
              <text:p><text:span text:style-name="T1">0</text:span></text:p>
            </draw:text-box>
          </draw:frame>
          <draw:frame draw:style-name="gr21" draw:text-style-name="P2" draw:layer="layout" svg:width="3.289cm" svg:height="1.437cm" svg:x="32.115cm" svg:y="5.191cm">
            <draw:text-box>
              <text:p><text:span text:style-name="T1">1</text:span></text:p>
            </draw:text-box>
          </draw:frame>
        </draw:g>
        <draw:line draw:style-name="gr12" draw:text-style-name="P1" draw:layer="layout" svg:x1="27.924cm" svg:y1="1cm" svg:x2="27.924cm" svg:y2="5.064cm">
          <text:p/>
        </draw:line>
        <draw:frame draw:style-name="gr18" draw:layer="layout" svg:width="2.157cm" svg:height="0.962cm" svg:x="25.765cm" svg:y="1.635cm">
          <draw:text-box>
            <text:p>Cmds</text:p>
          </draw:text-box>
        </draw:frame>
        <draw:g>
          <draw:line draw:style-name="gr7" draw:text-style-name="P1" draw:layer="layout" svg:x1="32.139cm" svg:y1="1.104cm" svg:x2="32.163cm" svg:y2="5.064cm">
            <text:p/>
          </draw:line>
          <draw:line draw:style-name="gr2" draw:text-style-name="P1" draw:layer="layout" svg:x1="31.353cm" svg:y1="2.298cm" svg:x2="32.933cm" svg:y2="1.496cm">
            <text:p/>
          </draw:line>
          <draw:frame draw:style-name="gr22" draw:text-style-name="P3" draw:layer="layout" svg:width="4.244cm" svg:height="2.01cm" draw:transform="rotate (0.00610865238198015) translate (32.431cm 1.906cm)">
            <draw:text-box>
              <text:p><text:span text:style-name="T2">15:0</text:span></text:p>
            </draw:text-box>
          </draw:frame>
          <draw:line draw:style-name="gr2" draw:text-style-name="P1" draw:layer="layout" svg:x1="31.353cm" svg:y1="2.298cm" svg:x2="32.933cm" svg:y2="1.496cm">
            <text:p/>
          </draw:line>
        </draw:g>
        <draw:connector draw:style-name="gr23" draw:text-style-name="P1" draw:layer="layout" svg:x1="8.027cm" svg:y1="10.552cm" svg:x2="24.396cm" svg:y2="12.09cm" draw:start-shape="id1" draw:end-shape="id2" draw:end-glue-point="0" svg:d="M8027 10552v-501h16369v2039" svg:viewBox="0 0 16370 2040">
          <text:p/>
        </draw:connector>
        <draw:line draw:style-name="gr12" draw:text-style-name="P1" draw:layer="layout" svg:x1="24.368cm" svg:y1="10.906cm" svg:x2="24.368cm" svg:y2="12.303cm">
          <text:p/>
        </draw:line>
        <draw:frame draw:style-name="gr18" draw:layer="layout" svg:width="1.353cm" svg:height="0.962cm" svg:x="20.05cm" svg:y="9.255cm">
          <draw:text-box>
            <text:p>I/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0-25T19:55:13.290258332</meta:creation-date>
    <dc:date>2015-11-02T18:30:28.795214766</dc:date>
    <dc:creator>Mentor Graphics</dc:creator>
    <meta:editing-duration>PT2H9M49S</meta:editing-duration>
    <meta:editing-cycles>8</meta:editing-cycles>
    <meta:generator>LibreOffice/4.2.8.2$Linux_X86_64 LibreOffice_project/420$Build-2</meta:generator>
    <meta:document-statistic meta:object-count="91"/>
  </office:meta>
</office:document-meta>
</file>